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F0000000880BD6877B27763B53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1.0583in" style:rel-column-width="1524*"/>
    </style:style>
    <style:style style:name="Table1.B" style:family="table-column">
      <style:table-column-properties style:column-width="3.125in" style:rel-column-width="4500*"/>
    </style:style>
    <style:style style:name="Table1.C" style:family="table-column">
      <style:table-column-properties style:column-width="0.4417in" style:rel-column-width="636*"/>
    </style:style>
    <style:style style:name="Table1.D" style:family="table-column">
      <style:table-column-properties style:column-width="0.4333in" style:rel-column-width="624*"/>
    </style:style>
    <style:style style:name="Table1.E" style:family="table-column">
      <style:table-column-properties style:column-width="0.75in" style:rel-column-width="1080*"/>
    </style:style>
    <style:style style:name="Table1.F" style:family="table-column">
      <style:table-column-properties style:column-width="0.5667in" style:rel-column-width="816*"/>
    </style:style>
    <style:style style:name="Table1.G" style:family="table-column">
      <style:table-column-properties style:column-width="0.55in" style:rel-column-width="79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0.3201in"/>
    </style:style>
    <style:style style:name="Table1.A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 style:data-style-name="N0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18" style:family="table-row">
      <style:table-row-properties style:min-row-height="0.3201in" fo:keep-together="auto"/>
    </style:style>
    <style:style style:name="Table1.A1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18" style:family="table-cell" style:data-style-name="N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Footer">
      <style:text-properties officeooo:rsid="001302d6" officeooo:paragraph-rsid="002122d3"/>
    </style:style>
    <style:style style:name="P2" style:family="paragraph" style:parent-style-name="Standard">
      <style:paragraph-properties fo:line-height="150%"/>
      <style:text-properties officeooo:rsid="002122d3" officeooo:paragraph-rsid="002122d3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24836" officeooo:paragraph-rsid="002248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22pt" fo:font-weight="bold" officeooo:rsid="000f748f" style:font-size-asian="22pt" style:font-weight-asian="bold" style:font-size-complex="22pt" style:font-weight-complex="bold"/>
    </style:style>
    <style:style style:name="T2" style:family="text">
      <style:text-properties fo:font-size="13pt" officeooo:rsid="000f748f" style:font-size-asian="13pt" style:font-size-complex="13pt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Instrument ID: </text:p>
      <text:p text:style-name="P2">Model: </text:p>
      <text:p text:style-name="P2"/>
      <text:p text:style-name="P2"><text:tab/>Module:</text:p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Test Name</text:p>
          </table:table-cell>
          <table:table-cell table:style-name="Table1.A1" office:value-type="string">
            <text:p text:style-name="P3">Test Description</text:p>
          </table:table-cell>
          <table:table-cell table:style-name="Table1.A1" office:value-type="string">
            <text:p text:style-name="P3">Units</text:p>
          </table:table-cell>
          <table:table-cell table:style-name="Table1.A1" office:value-type="string">
            <text:p text:style-name="P3">+/- %</text:p>
          </table:table-cell>
          <table:table-cell table:style-name="Table1.A1" office:value-type="string">
            <text:p text:style-name="P3">Expected</text:p>
          </table:table-cell>
          <table:table-cell table:style-name="Table1.A1" office:value-type="string">
            <text:p text:style-name="P3">Actual</text:p>
          </table:table-cell>
          <table:table-cell table:style-name="Table1.A1" office:value-type="string">
            <text:p text:style-name="P3">Result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  <table:table-cell table:style-name="Table1.B2">
            <text:p text:style-name="P4"/>
          </table:table-cell>
        </table:table-row>
        <table:table-row table:style-name="Table1.18">
          <table:table-cell table:style-name="Table1.A18" office:value-type="string">
            <text:p text:style-name="P4"/>
          </table:table-cell>
          <table:table-cell table:style-name="Table1.B18">
            <text:p text:style-name="P4"/>
          </table:table-cell>
          <table:table-cell table:style-name="Table1.B18">
            <text:p text:style-name="P4"/>
          </table:table-cell>
          <table:table-cell table:style-name="Table1.B18">
            <text:p text:style-name="P4"/>
          </table:table-cell>
          <table:table-cell table:style-name="Table1.B18">
            <text:p text:style-name="P4"/>
          </table:table-cell>
          <table:table-cell table:style-name="Table1.B18">
            <text:p text:style-name="P4"/>
          </table:table-cell>
          <table:table-cell table:style-name="Table1.B18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Johnson-Controls-Logo" xlink:href="Pictures/1000000100000F0000000880BD6877B27763B53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style style:name="MP1" style:family="paragraph" style:parent-style-name="Footer">
      <style:text-properties officeooo:rsid="001302d6" officeooo:paragraph-rsid="002122d3"/>
    </style:style>
    <style:style style:name="MT1" style:family="text">
      <style:text-properties fo:font-size="22pt" fo:font-weight="bold" officeooo:rsid="000f748f" style:font-size-asian="22pt" style:font-weight-asian="bold" style:font-size-complex="22pt" style:font-weight-complex="bold"/>
    </style:style>
    <style:style style:name="MT2" style:family="text">
      <style:text-properties fo:font-size="13pt" officeooo:rsid="000f748f" style:font-size-asian="13pt" style:font-size-complex="13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Johnson-Controls-Logo" draw:fill-image-width="2in" draw:fill-image-height="1.1201in" style:repeat="no-repeat" draw:fill-image-ref-point="top-left" style:footnote-max-height="0in" loext:margin-gutter="0in">
        <style:background-image xlink:href="Pictures/1000000100000F0000000880BD6877B27763B53D.png" xlink:type="simple" xlink:actuate="onLoad" style:position="top left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Johnson-Controls-Logo" draw:fill-image-width="2in" draw:fill-image-height="1.1201in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s/><text:tab/><text:span text:style-name="MT1">Calibration Report</text:span></text:p>
        <text:p text:style-name="Header"><text:tab/><text:span text:style-name="MT2">Johnson Controls</text:span></text:p>
      </style:header>
      <style:footer>
        <text:p text:style-name="MP1">Issue Date: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6T13:42:27.287000000</meta:creation-date>
    <dc:date>2023-04-27T12:04:18.535000000</dc:date>
    <meta:editing-duration>PT55M58S</meta:editing-duration>
    <meta:editing-cycles>14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3" meta:word-count="20" meta:character-count="134" meta:non-whitespace-character-count="120"/>
  </office:meta>
</office:document-meta>
</file>